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Alegreya Sans" svg:font-family="'Alegrey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egreya Sans1" svg:font-family="'Alegreya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title">
      <style:graphic-properties draw:auto-grow-height="true" fo:min-height="4.06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375cm" fo:margin-bottom="0cm" fo:text-indent="0cm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2.629cm" svg:x="1.471cm" svg:y="4.356cm" presentation:class="title" presentation:user-transformed="true">
          <draw:text-box>
            <text:p text:style-name="P1">PanSim: A Pandemic Simulator</text:p>
          </draw:text-box>
        </draw:frame>
        <draw:frame presentation:style-name="pr2" draw:text-style-name="P3" draw:layer="layout" svg:width="25.199cm" svg:height="4.065cm" svg:x="1.27cm" svg:y="8.746cm" presentation:class="title" presentation:user-transformed="true">
          <draw:text-box>
            <text:p text:style-name="P1"><text:span text:style-name="T1">“</text:span><text:span text:style-name="T1">Work in Progress”</text:span><text:span text:style-name="T1"><text:line-break/></text:span><text:span text:style-name="T1"><text:line-break/></text:span><text:span text:style-name="T1">(2020-11-19)</text:span><text:span text:style-name="T1"><text:line-break/></text:span><text:span text:style-name="T1">Parantapa Bhattachary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text-style-name="P5" draw:layer="layout" svg:width="25.199cm" svg:height="2.629cm" svg:x="1.4cm" svg:y="0.628cm" presentation:class="title">
          <draw:text-box>
            <text:p>PanSim: Introduction</text:p>
          </draw:text-box>
        </draw:frame>
        <draw:frame presentation:style-name="pr4" draw:text-style-name="P5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>An agent based simulation framework</text:p>
              </text:list-item>
              <text:list-item>
                <text:p text:style-name="P6">An agent in PanSim represents a human</text:p>
              </text:list-item>
              <text:list-item>
                <text:p text:style-name="P6">Supports flexible disease modeling</text:p>
              </text:list-item>
              <text:list-item>
                <text:p>Supports opinion dynamics modeling</text:p>
              </text:list-item>
              <text:list-item>
                <text:p>Supports agent behavior modeling</text:p>
              </text:list-item>
              <text:list-item>
                <text:p>Uses MPI for distributed computation</text:p>
              </text:list-item>
              <text:list-item>
                <text:p>Agent behavior model(s) written in Pyth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A timestep from an agent’s perspective</text:p>
          </draw:text-box>
        </draw:frame>
        <draw:frame presentation:style-name="pr4" draw:text-style-name="P5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 text:style-name="P7">At the beginning of a timestep an agent “decides”:</text:p>
                <text:list>
                  <text:list-item>
                    <text:p text:style-name="P7">What his/her current opinion is ; Opinion is a real valued vector</text:p>
                  </text:list-item>
                  <text:list-item>
                    <text:p text:style-name="P7">Whether to take vaccination (if available)</text:p>
                  </text:list-item>
                  <text:list-item>
                    <text:p text:style-name="P7">Which locations to visit</text:p>
                  </text:list-item>
                  <text:list-item>
                    <text:p text:style-name="P7">How to behave during those visits (wear masks, physically distance, show group affiliation, …)</text:p>
                  </text:list-item>
                </text:list>
              </text:list-item>
              <text:list-item>
                <text:p text:style-name="P7">When at a location an agent:</text:p>
                <text:list>
                  <text:list-item>
                    <text:p text:style-name="P7">Can get exposed to the disease</text:p>
                  </text:list-item>
                  <text:list-item>
                    <text:p text:style-name="P7">Sees how other people at the location are behaving</text:p>
                  </text:list-item>
                </text:list>
              </text:list-item>
              <text:list-item>
                <text:p text:style-name="P7">At the end the timestep:</text:p>
                <text:list>
                  <text:list-item>
                    <text:p text:style-name="P7">The agent’s disease state progresses</text:p>
                  </text:list-item>
                  <text:list-item>
                    <text:p text:style-name="P7">The agent comes to know of their friends opin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Alegreya Sans" svg:font-family="'Alegrey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egreya Sans1" svg:font-family="'Alegreya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legreya Sans1" fo:font-family="'Alegreya Sans'" style:font-family-generic="swiss" style:font-pitch="variable" fo:font-size="2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Alegreya Sans1" fo:font-family="'Alegreya Sans'" style:font-family-generic="swiss" style:font-pitch="variable" fo:font-size="22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Alegreya Sans1" fo:font-family="'Alegreya Sans'" style:font-family-generic="swiss" style:font-pitch="variable" fo:font-size="20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Alegreya Sans1" fo:font-family="'Alegreya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legreya Sans1" fo:font-family="'Alegreya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legreya Sans1" fo:font-family="'Alegreya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legreya Sans1" fo:font-family="'Alegreya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Alegreya Sans1" fo:font-family="'Alegreya Sans'" style:font-family-generic="swiss" style:font-pitch="variable" fo:font-size="28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2T11:05:16.417396300</meta:creation-date>
    <dc:date>2020-12-26T16:07:27.930305468</dc:date>
    <meta:editing-duration>PT46M46S</meta:editing-duration>
    <meta:editing-cycles>8</meta:editing-cycles>
    <meta:generator>LibreOffice/7.0.3.1$Linux_X86_64 LibreOffice_project/00$Build-1</meta:generator>
    <meta:document-statistic meta:object-count="33"/>
  </office:meta>
</office:document-meta>
</file>